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NewRomanPSMT" svg:font-family="TimesNewRomanPSMT" style:font-family-generic="roman"/>
    <style:font-face style:name="ArialUnicodeMS" svg:font-family="ArialUnicodeMS" style:font-family-generic="swiss"/>
    <style:font-face style:name="Andale Mono" svg:font-family="'Andale Mono'" style:font-pitch="fixed"/>
    <style:font-face style:name="Al Bayan" svg:font-family="'Al Bayan'" style:font-pitch="variable"/>
    <style:font-face style:name="Apple Kleur-Emoji" svg:font-family="'Apple Kleur-Emoji'" style:font-pitch="variable"/>
    <style:font-face style:name="Apple Braille" svg:font-family="'Apple Braille'" style:font-family-generic="decorative"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fo:line-height="150%" style:text-autospace="none"/>
      <style:text-properties style:use-window-font-color="true" style:font-name="Apple Braille" fo:font-size="11pt" style:font-name-asian="TimesNewRomanPSMT" style:font-size-asian="11pt" style:font-name-complex="TimesNewRomanPSMT" style:font-size-complex="11pt"/>
    </style:style>
    <style:style style:name="P2" style:family="paragraph" style:parent-style-name="Standard">
      <style:paragraph-properties fo:line-height="150%" fo:text-align="start" style:justify-single-word="false"/>
      <style:text-properties style:font-name="Apple Braille" fo:font-size="11pt" style:font-size-asian="11pt" style:font-size-complex="11pt"/>
    </style:style>
    <style:style style:name="P3" style:family="paragraph" style:parent-style-name="Standard" style:list-style-name="">
      <style:paragraph-properties fo:line-height="150%" fo:text-align="start" style:justify-single-word="false" style:text-autospace="none"/>
      <style:text-properties style:font-name="Apple Braille" fo:font-size="11pt" style:font-size-asian="11pt" style:font-size-complex="11pt"/>
    </style:style>
    <style:style style:name="P4" style:family="paragraph" style:parent-style-name="Standard" style:list-style-name="">
      <style:paragraph-properties fo:line-height="150%" style:text-autospace="none"/>
      <style:text-properties style:font-name="Apple Braille" fo:font-size="11pt" style:font-size-asian="11pt" style:font-size-complex="11pt"/>
    </style:style>
    <style:style style:name="P5" style:family="paragraph" style:parent-style-name="Standard">
      <style:paragraph-properties fo:text-align="end" style:justify-single-word="false"/>
      <style:text-properties fo:font-size="11pt" style:font-size-asian="11pt" style:font-size-complex="11pt"/>
    </style:style>
    <style:style style:name="P6" style:family="paragraph" style:parent-style-name="Standard">
      <style:paragraph-properties fo:line-height="150%" fo:text-align="start" style:justify-single-word="false"/>
      <style:text-properties fo:font-size="11pt" style:font-size-asian="11pt" style:font-size-complex="11pt"/>
    </style:style>
    <style:style style:name="P7" style:family="paragraph" style:parent-style-name="Standard">
      <style:paragraph-properties fo:text-align="center" style:justify-single-word="false"/>
      <style:text-properties fo:font-size="20pt" style:font-size-asian="20pt" style:font-size-complex="20pt"/>
    </style:style>
    <style:style style:name="T1" style:family="text">
      <style:text-properties style:use-window-font-color="true" style:text-position="0% 100%" fo:font-style="normal" style:font-name-asian="TimesNewRomanPSMT" style:font-style-asian="normal" style:font-name-complex="TimesNewRomanPSMT" style:font-style-complex="normal"/>
    </style:style>
    <style:style style:name="T2" style:family="text">
      <style:text-properties style:use-window-font-color="true" style:font-name="Apple Braille" style:font-name-asian="ArialUnicodeMS" style:font-name-complex="ArialUnicodeMS"/>
    </style:style>
    <style:style style:name="T3" style:family="text">
      <style:text-properties style:use-window-font-color="true" style:font-name-asian="ArialUnicodeMS" style:font-name-complex="ArialUnicodeMS"/>
    </style:style>
    <style:style style:name="T4" style:family="text">
      <style:text-properties style:use-window-font-color="true" fo:font-style="normal" style:font-name-asian="ArialUnicodeMS" style:font-style-asian="normal" style:font-name-complex="ArialUnicodeMS" style:font-style-complex="normal"/>
    </style:style>
    <style:style style:name="T5" style:family="text">
      <style:text-properties style:use-window-font-color="true" fo:font-style="normal" style:font-name-asian="TimesNewRomanPSMT" style:font-style-asian="normal" style:font-name-complex="TimesNewRomanPSMT" style:font-style-complex="normal"/>
    </style:style>
    <style:style style:name="T6" style:family="text">
      <style:text-properties style:use-window-font-color="true" fo:font-style="italic" style:font-name-asian="ArialUnicodeMS" style:font-style-asian="italic" style:font-name-complex="ArialUnicodeMS" style:font-style-complex="italic"/>
    </style:style>
    <style:style style:name="T7" style:family="text">
      <style:text-properties style:use-window-font-color="true" fo:font-style="italic" style:font-name-asian="TimesNewRomanPSMT" style:font-style-asian="italic" style:font-name-complex="TimesNewRomanPSMT" style:font-style-complex="italic"/>
    </style:style>
    <style:style style:name="T8" style:family="text">
      <style:text-properties style:use-window-font-color="true" style:font-name-asian="TimesNewRomanPSMT" style:font-name-complex="TimesNewRomanPSMT"/>
    </style:style>
    <style:style style:name="T9"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Isadora White</text:p>
      <text:p text:style-name="P5">Sept. 5 2013 Per: 5</text:p>
      <text:p text:style-name="P5">Beginnings Creative Writing</text:p>
      <text:p text:style-name="P7">A Day in the Life</text:p>
      <text:p text:style-name="P5"/>
      <text:p text:style-name="P6"><text:tab/><text:span text:style-name="T2">It's funny, but I don't ever recall waking up this morning. It was lost in the haze of all things that happen in the morning, along with my homework. All I know, is that right now I need to get to school like all the days before – Ugh. However, I am faced with one of the toughest tasks in the universe – walking down stairs. Hey, don't laugh, this is for real. You try scaling a cliff side and see how your muscles feel afterwards. I considered my options for going down the steps. I couldn't walk down the steps. I certainly did not want to slide down the steps so I had to jump. </text:span></text:p>
      <text:p text:style-name="P2"><text:span text:style-name="T3"><text:tab/>Jumping was not exactly the smartest thing for me to do 'cause I don't particularly enjoy sprawling on the sidewalk with a 100 ton backpack weighing on my back. If my friends were there right then they would have been laughing their heads off like I was the funniest thing they'd ever seen.</text:span></text:p>
      <text:p text:style-name="P2"><text:span text:style-name="T3"><text:tab/></text:span><text:span text:style-name="T4">Great friends, right?</text:span></text:p>
      <text:p text:style-name="P2"><text:span text:style-name="T4"><text:tab/>Anyhow, I'm lying on my belly like a beached whale and I am still not any closer to my school. Agh. I try to push myself off the ground with my arms but I end up just flopping on the ground like a fish on land. </text:span></text:p>
      <text:p text:style-name="P2"><text:span text:style-name="T4"><text:tab/>Somehow, I manage to push myself off the ground.</text:span></text:p>
      <text:p text:style-name="P2"><text:span text:style-name="T6"><text:tab/>Come'on Mere, School isn't that far away,</text:span><text:span text:style-name="T4"> I think to myself.</text:span></text:p>
      <text:p text:style-name="P2"><text:span text:style-name="T4"/></text:p>
      <text:p text:style-name="P2"><text:span text:style-name="T4"><text:tab/>Yes, yes, indeed school is that far away. </text:span><text:span text:style-name="T5">The 2 blocks to school seems to have turned into 2000 miles. Seriously, you try walking to school with the floppiest, sorest legs in the universe. Trust me it's hard – really hard.</text:span></text:p>
      <text:p text:style-name="P1"><text:tab/>At last, when I have practically traveled around the globe to school, I place my backpack on the ground and stare upward into -</text:p>
      <text:p text:style-name="P1"><text:tab/>Great. More stairs.</text:p>
      <text:p text:style-name="P1"><text:tab/>I sling my backpack over my shoulder and begin to climb up Mount Everest – my school staircase.</text:p>
      <text:p text:style-name="P1"><text:tab/>Somehow, I manage to make it through the rest of the day without dieing and I am sitting here at my desk and time is crawling. It is ten minutes before the bell rings and time has slowed down to the pace of a snail. The non-stop blabbering of my teacher has turned into a drone of continuous sound. I am supposed to be taking notes but I don't have enough energy to concentrate on what my teacher is saying. He might be doing a Gregorian chant for all I know.</text:p>
      <text:p text:style-name="P1"><text:tab/>I am not an expert on teacher speak but thankfully my best friend Anne is. Sometimes I <text:soft-page-break/>wonder if she and Mr. Darsgut have secret communications. </text:p>
      <text:p text:style-name="P1"><text:tab/>At last, the school bell rings and we race out of the classroom knocking over chairs and slamming into lockers trying to get away from the boredom of school. Not even Anne stays behind. We hate him that much. I, of course, fall behind in the race for home due to my very sore legs. I find Anne among the swarm of people going down the steps. I nearly fall on top of her.</text:p>
      <text:p text:style-name="P1"><text:tab/>“Whoa? Mere! What's wrong with you?” she asks.</text:p>
      <text:p text:style-name="P1"><text:tab/>Gasping for breath, I say:</text:p>
      <text:p text:style-name="P1"><text:tab/>“Just can't figure out how to walk down steps.”</text:p>
      <text:p text:style-name="P1"><text:tab/>Anne gives me the weirdest look in the universe like:</text:p>
      <text:p text:style-name="P1"><text:tab/><text:span text:style-name="T9">What is wrong with you, Mere?</text:span></text:p>
      <text:p text:style-name="P1"><text:tab/>And then she says it.</text:p>
      <text:p text:style-name="P1"><text:tab/>And then I have to explain to her the whole long story of how I scaled a cliff side. Well, actually it's a short story to her, long story to me.</text:p>
      <text:p text:style-name="P1"><text:tab/>“What are you going to do for your geography report?” she asks.</text:p>
      <text:p text:style-name="P1"><text:tab/>I give her a blank stare.</text:p>
      <text:p text:style-name="P1"><text:tab/>“What geography report?” I ask.</text:p>
      <text:p text:style-name="P1"><text:tab/>She rolls her eyes.</text:p>
      <text:p text:style-name="P1"><text:tab/>“Fill you in tomorrow,” she says about to round a corner, “See ya!”</text:p>
      <text:p text:style-name="P1"><text:tab/>“See ya!” I call after her but she doesn't notice. Seriously, that girl needs to get her ears checked.</text:p>
      <text:p text:style-name="P1"><text:tab/>I open the door to my house and I encounter blackness. Pitch dark. I feel like calling out “Who's there?” like in one of those cheesy movies but I don't. No one's there and that is exactly the problem – my <text:s/>parents haven't been home since last night. They do that sometimes but it gets really annoying. They leave me without notice. They should at least leave a note or something.</text:p>
      <text:p text:style-name="P1"><text:tab/>Oh geez. I am starting to sound like a parent myself. </text:p>
      <text:p text:style-name="P1"><text:tab/>I flick on the lights and begin making my dinner. I have a few options. Sadly the only thing we have that isn't stale or moldy is, well, noodles.</text:p>
      <text:p text:style-name="P4"><text:span text:style-name="T8"><text:tab/>The only problem is – noodles take a long time. Certainly longer than slapping cheese on bread. I have to stand there listening to the water boil in the pot like the water in my stomach. Normally I eat dinner at around 5:00 p.m (17:00) but I ate lunch at like 10 o'clock so I am </text:span><text:span text:style-name="T7">starving.</text:span></text:p>
      <text:p text:style-name="P4"><text:span text:style-name="T5"><text:tab/>At last, after what seems to be a millennium my noodles finish and I can at last – eat. </text:span><text:span text:style-name="T1">The noodles still kind of taste raw but I eat them anyway. I am too hungry to be picky today. I finish my noodles and I check the time on my phone. 5o'clock it blares at me. And yet my parents aren't home yet. Usually they at least come home for dinner. </text:span></text:p>
      <text:p text:style-name="P4"><text:soft-page-break/><text:span text:style-name="T1"><text:tab/>For some reason I'm really tired. Maybe it's because school puts me to sleep. </text:span></text:p>
      <text:p text:style-name="P4"><text:span text:style-name="T1"/></text:p>
      <text:p text:style-name="P3"><text:span text:style-name="T1"><text:tab/>Good-bye. I hope tomorrow isn't as hecti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NewRomanPSMT" svg:font-family="TimesNewRomanPSMT" style:font-family-generic="roman"/>
    <style:font-face style:name="ArialUnicodeMS" svg:font-family="ArialUnicodeMS" style:font-family-generic="swiss"/>
    <style:font-face style:name="Andale Mono" svg:font-family="'Andale Mono'" style:font-pitch="fixed"/>
    <style:font-face style:name="Al Bayan" svg:font-family="'Al Bayan'" style:font-pitch="variable"/>
    <style:font-face style:name="Apple Kleur-Emoji" svg:font-family="'Apple Kleur-Emoji'" style:font-pitch="variable"/>
    <style:font-face style:name="Apple Braille" svg:font-family="'Apple Braille'" style:font-family-generic="decorative"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4T16:57:51</meta:creation-date>
    <dc:date>2013-09-05T08:14:48</dc:date>
    <meta:editing-duration>PT14H56S</meta:editing-duration>
    <meta:editing-cycles>4</meta:editing-cycles>
    <meta:generator>OpenOffice.org/3.4.1$Unix OpenOffice.org_project/341m1$Build-9593</meta:generator>
    <meta:document-statistic meta:table-count="0" meta:image-count="0" meta:object-count="0" meta:page-count="3" meta:paragraph-count="37" meta:word-count="923" meta:character-count="4760"/>
  </office:meta>
</office:document-meta>
</file>